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 svg:font-family="Monosp"/>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9d924" officeooo:paragraph-rsid="0019d924"/>
    </style:style>
    <style:style style:name="P2" style:family="paragraph" style:parent-style-name="Standard">
      <style:paragraph-properties fo:text-align="center" style:justify-single-word="false"/>
      <style:text-properties fo:font-size="28pt" officeooo:rsid="0019d924" officeooo:paragraph-rsid="0019d924"/>
    </style:style>
    <style:style style:name="P3" style:family="paragraph" style:parent-style-name="Standard" style:list-style-name="L3">
      <style:paragraph-properties fo:text-align="start" style:justify-single-word="false"/>
      <style:text-properties officeooo:paragraph-rsid="0037fef1"/>
    </style:style>
    <style:style style:name="P4" style:family="paragraph" style:parent-style-name="Standard">
      <style:paragraph-properties fo:text-align="start" style:justify-single-word="false"/>
      <style:text-properties officeooo:rsid="0019d924" officeooo:paragraph-rsid="0019d924"/>
    </style:style>
    <style:style style:name="P5" style:family="paragraph" style:parent-style-name="Standard">
      <style:paragraph-properties fo:text-align="start" style:justify-single-word="false"/>
      <style:text-properties officeooo:rsid="0019d924" officeooo:paragraph-rsid="0032a7f2"/>
    </style:style>
    <style:style style:name="P6" style:family="paragraph" style:parent-style-name="Standard">
      <style:paragraph-properties fo:text-align="start" style:justify-single-word="false"/>
      <style:text-properties fo:font-size="12pt" fo:font-weight="normal" officeooo:rsid="0032a7f2" officeooo:paragraph-rsid="0032a7f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44919" officeooo:paragraph-rsid="0034491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44acf" officeooo:paragraph-rsid="0034b16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4b168" officeooo:paragraph-rsid="0034b16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6a310" officeooo:paragraph-rsid="0036a31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6a310" officeooo:paragraph-rsid="0037fef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9b3b6" officeooo:paragraph-rsid="0039b3b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ad0b2" officeooo:paragraph-rsid="003ad0b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bb5f1" officeooo:paragraph-rsid="003c888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bb5f1" officeooo:paragraph-rsid="003e289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c888d" officeooo:paragraph-rsid="003c888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e2898" officeooo:paragraph-rsid="003e289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e2898" officeooo:paragraph-rsid="00444a3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e2898" officeooo:paragraph-rsid="00453a2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e8b96" officeooo:paragraph-rsid="003e8b96" style:font-size-asian="10.5pt" style:font-weight-asian="normal" style:font-size-complex="12pt" style:font-weight-complex="normal"/>
    </style:style>
    <style:style style:name="P21" style:family="paragraph" style:parent-style-name="Standard" style:list-style-name="L3">
      <style:paragraph-properties fo:text-align="start" style:justify-single-word="false"/>
      <style:text-properties officeooo:rsid="0037fef1" officeooo:paragraph-rsid="0037fef1"/>
    </style:style>
    <style:style style:name="T1" style:family="text">
      <style:text-properties fo:font-size="16pt" fo:font-weight="bold" officeooo:rsid="0032a7f2" style:font-size-asian="14pt" style:font-weight-asian="bold" style:font-size-complex="16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37fef1" style:font-size-asian="10.5pt" style:font-weight-asian="normal" style:font-size-complex="12pt" style:font-weight-complex="normal"/>
    </style:style>
    <style:style style:name="T4" style:family="text">
      <style:text-properties officeooo:rsid="0032a7f2"/>
    </style:style>
    <style:style style:name="T5" style:family="text">
      <style:text-properties style:font-name="FreeMono"/>
    </style:style>
    <style:style style:name="T6" style:family="text">
      <style:text-properties style:font-name="FreeMono" officeooo:rsid="0034b168"/>
    </style:style>
    <style:style style:name="T7" style:family="text">
      <style:text-properties style:font-name="FreeMono" officeooo:rsid="0036a310"/>
    </style:style>
    <style:style style:name="T8" style:family="text">
      <style:text-properties style:font-name="FreeMono" officeooo:rsid="0037fef1"/>
    </style:style>
    <style:style style:name="T9" style:family="text">
      <style:text-properties style:font-name="FreeMono" officeooo:rsid="003c888d"/>
    </style:style>
    <style:style style:name="T10" style:family="text">
      <style:text-properties style:font-name="FreeMono" fo:font-style="normal" officeooo:rsid="003c888d" style:font-style-asian="normal" style:font-style-complex="normal"/>
    </style:style>
    <style:style style:name="T11" style:family="text">
      <style:text-properties style:font-name="FreeMono" fo:font-style="normal" officeooo:rsid="003e2898" style:font-style-asian="normal" style:font-style-complex="normal"/>
    </style:style>
    <style:style style:name="T12" style:family="text">
      <style:text-properties style:font-name="FreeMono" fo:font-style="normal" officeooo:rsid="00444a3e" style:font-style-asian="normal" style:font-style-complex="normal"/>
    </style:style>
    <style:style style:name="T13" style:family="text">
      <style:text-properties style:font-name="FreeMono" fo:font-style="normal" officeooo:rsid="0044c0c8" style:font-style-asian="normal" style:font-style-complex="normal"/>
    </style:style>
    <style:style style:name="T14" style:family="text">
      <style:text-properties officeooo:rsid="0034b168"/>
    </style:style>
    <style:style style:name="T15" style:family="text">
      <style:text-properties style:font-name="Liberation Serif"/>
    </style:style>
    <style:style style:name="T16" style:family="text">
      <style:text-properties style:font-name="Liberation Serif" officeooo:rsid="0034b168"/>
    </style:style>
    <style:style style:name="T17" style:family="text">
      <style:text-properties officeooo:rsid="0036a310"/>
    </style:style>
    <style:style style:name="T18" style:family="text">
      <style:text-properties officeooo:rsid="0037fef1"/>
    </style:style>
    <style:style style:name="T19" style:family="text">
      <style:text-properties officeooo:rsid="003ad0b2"/>
    </style:style>
    <style:style style:name="T20" style:family="text">
      <style:text-properties officeooo:rsid="003c888d"/>
    </style:style>
    <style:style style:name="T21" style:family="text">
      <style:text-properties fo:font-style="italic" officeooo:rsid="003c888d"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3c888d" style:font-style-asian="normal" style:font-style-complex="normal"/>
    </style:style>
    <style:style style:name="T24" style:family="text">
      <style:text-properties fo:font-style="normal" officeooo:rsid="003e2898" style:font-style-asian="normal" style:font-style-complex="normal"/>
    </style:style>
    <style:style style:name="T25" style:family="text">
      <style:text-properties fo:font-style="normal" officeooo:rsid="003e8b96" style:font-style-asian="normal" style:font-style-complex="normal"/>
    </style:style>
    <style:style style:name="T26" style:family="text">
      <style:text-properties fo:font-style="normal" officeooo:rsid="00406212" style:font-style-asian="normal" style:font-style-complex="normal"/>
    </style:style>
    <style:style style:name="T27" style:family="text">
      <style:text-properties fo:font-style="normal" officeooo:rsid="004259e2" style:font-style-asian="normal" style:font-style-complex="normal"/>
    </style:style>
    <style:style style:name="T28" style:family="text">
      <style:text-properties fo:font-style="normal" officeooo:rsid="00444a3e" style:font-style-asian="normal" style:font-style-complex="normal"/>
    </style:style>
    <style:style style:name="T29" style:family="text">
      <style:text-properties fo:font-style="normal" officeooo:rsid="0044c0c8" style:font-style-asian="normal" style:font-style-complex="normal"/>
    </style:style>
    <style:style style:name="T30" style:family="text">
      <style:text-properties fo:font-style="normal" officeooo:rsid="00453a26"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SENG 301</text:span> Assignment <text:span text:style-name="T4">3 – Play Game</text:span></text:p>
      <text:p text:style-name="P1">Harrison Cook – 52210542</text:p>
      <text:p text:style-name="P4"><text:span text:style-name="T1"/></text:p>
      <text:p text:style-name="P4"><text:span text:style-name="T1">Task 1 – Getting your hands dirty:</text:span></text:p>
      <text:p text:style-name="P7">I created a new <text:span text:style-name="T5">Command</text:span> implementation called <text:span text:style-name="T5">EnterCommand</text:span>, the <text:span text:style-name="T5">execute()</text:span> function of which calls the <text:span text:style-name="T5">Character.enter()</text:span> function. In the <text:span text:style-name="T5">AdventureGame.play()</text:span> function, I changed the case for “leave” so that the body of the if-statement created a new <text:span text:style-name="T5">EnterCommand</text:span> with the character, set the <text:span text:style-name="T5">command</text:span> variable to the new enter command and then used <text:span text:style-name="T5">Action.setCommand()</text:span>to set the <text:span text:style-name="T5">action</text:span> variable’s command.</text:p>
      <text:p text:style-name="P6"/>
      <text:p text:style-name="P5"><text:span text:style-name="T1">Task 2 – Collections:</text:span></text:p>
      <text:p text:style-name="P8">To allow a user to collect multiple treasures of the same type, whilst retaining the collected order, I decided to use an <text:span text:style-name="T5">ArrayList</text:span>. <text:span text:style-name="T14">My decision was made using the following considerations:</text:span></text:p>
      <text:p text:style-name="P8"/>
      <text:p text:style-name="P8">A <text:span text:style-name="T15">Set</text:span> would not have been appropriate here as they neither allow duplicates or guarantee order. </text:p>
      <text:p text:style-name="P8"/>
      <text:p text:style-name="P9">A List could’ve worked <text:span text:style-name="T17">as they allow duplicates and guarantee order. The two I thought would be most appropriate were the </text:span><text:span text:style-name="T7">ArrayList</text:span><text:span text:style-name="T17"> and the </text:span><text:span text:style-name="T7">LinkedList</text:span><text:span text:style-name="T17">.</text:span></text:p>
      <text:p text:style-name="P8"/>
      <text:p text:style-name="P8"><text:span text:style-name="T14">A </text:span><text:span text:style-name="T16">Map</text:span><text:span text:style-name="T14"> could’ve worked, such as a </text:span><text:span text:style-name="T6">LinkedHashMap</text:span><text:span text:style-name="T14"> or a </text:span><text:span text:style-name="T6">TreeMap</text:span><text:span text:style-name="T14">, using either the Room object or visited room number the treasure was found in as the key (and the treasure as the value). Both of these allow duplicate (values) and guarantee some kind of order.</text:span></text:p>
      <text:p text:style-name="P8"/>
      <text:p text:style-name="P10">In the end, I decided to use a List vs a Map as they are a simpler Collection, there is no need to have to worry about creating <text:span text:style-name="T5">&lt;key, value&gt;</text:span> pairs for each piece of treasure the user collects. I decided to go for the simpler change, a List only needed two lines to be changed to function correctly, whereas a Map would’ve required many more changes. Since we needed to print out all the treasures the user collected, I decided to use an <text:span text:style-name="T5">ArrayList</text:span> over a <text:span text:style-name="T5">LinkedList</text:span> as <text:span text:style-name="T5">ArrayLists</text:span> are more efficient at iterating over the items in the list.</text:p>
      <text:p text:style-name="P10"/>
      <text:p text:style-name="P11">If we needed to keep track of the <text:span text:style-name="T18">room the treasure was found in, a Map would be a better choice. Since we can use either the Room object or the room number the treasure was found in as the key, depending on our needs. A </text:span><text:span text:style-name="T8">LinkedHashMap</text:span><text:span text:style-name="T18"> would be the best map option because it: </text:span></text:p>
      <text:list xml:id="list2217454278" text:style-name="L3">
        <text:list-item>
          <text:p text:style-name="P3"><text:span text:style-name="T3">Maintains insertion order</text:span></text:p>
        </text:list-item>
        <text:list-item>
          <text:p text:style-name="P21"><text:span text:style-name="T2">Allows the Room object to be used as the key, or a room number (even if the rooms are visited out of creation order)</text:span></text:p>
        </text:list-item>
        <text:list-item>
          <text:p text:style-name="P21"><text:span text:style-name="T2">Allows duplicate (value) entries – the user can collect multiple of each treasure</text:span></text:p>
        </text:list-item>
      </text:list>
      <text:p text:style-name="P6"/>
      <text:p text:style-name="P5"><text:span text:style-name="T1">Task 3 – OO Wisdom:</text:span></text:p>
      <text:p text:style-name="P15">Liskov Substitution Principle – The children of the <text:span text:style-name="T5">Room</text:span> class do not all adhere to the contract set out by the <text:span text:style-name="T5">Room</text:span> class. <text:span text:style-name="T20">The </text:span><text:span text:style-name="T9">EnemyRoom</text:span><text:span text:style-name="T20">, </text:span><text:span text:style-name="T9">TreasureRoom</text:span><text:span text:style-name="T20"> and </text:span><text:span text:style-name="T9">MixedRoom</text:span><text:span text:style-name="T20"> classes required an </text:span><text:span text:style-name="T9">Enemy</text:span><text:span text:style-name="T20">, a </text:span><text:span text:style-name="T9">Treasure</text:span><text:span text:style-name="T20"> or both, respectively, whilst the </text:span><text:span text:style-name="T9">Room</text:span><text:span text:style-name="T20"> class itself requires none of these. This also violates the principle: </text:span><text:span text:style-name="T21">require no more, promise no less</text:span><text:span text:style-name="T23">. One way you could improve this is for the </text:span><text:span text:style-name="T11">Room</text:span><text:span text:style-name="T24"> class to have the methods that generate random enemies and treasures</text:span><text:span text:style-name="T23">. This could be achieved by adding private enemy </text:span><text:span text:style-name="T24">&amp;</text:span><text:span text:style-name="T23"> treasure variables </text:span><text:span text:style-name="T24">and</text:span><text:span text:style-name="T23"> moving the random generator methods into the </text:span><text:span text:style-name="T10">Room</text:span><text:span text:style-name="T23"> class </text:span><text:span text:style-name="T24">from the </text:span><text:span text:style-name="T11">AdventureGame</text:span><text:span text:style-name="T24"> class</text:span><text:span text:style-name="T23">. </text:span><text:span text:style-name="T24">This would allow the child classes to utilise the random generator methods and would reduce coupling (a good thing). </text:span></text:p>
      <text:p text:style-name="P15"><text:span text:style-name="T24"/></text:p>
      <text:p text:style-name="P17"><text:span text:style-name="T25"/></text:p>
      <text:p text:style-name="P18"><text:soft-page-break/><text:span text:style-name="T26">Single Responsibility </text:span><text:span text:style-name="T27">Principle – </text:span><text:span text:style-name="T28">Currently, the </text:span><text:span text:style-name="T12">AdventureGame</text:span><text:span text:style-name="T28"> class </text:span><text:span text:style-name="T29">has multiple responsibilities: it both runs the game itself and sets up the board. As well as the previous suggestion, this can be solved by moving both the </text:span><text:span text:style-name="T13">setupBoard()</text:span><text:span text:style-name="T29"> and </text:span><text:span text:style-name="T13">generateRandomRoom()</text:span><text:span text:style-name="T29"> methods into the </text:span><text:span text:style-name="T13">Board</text:span><text:span text:style-name="T29"> class. The </text:span><text:span text:style-name="T13">character.enter()</text:span><text:span text:style-name="T29"> line can be moved into the </text:span><text:span text:style-name="T13">play()</text:span><text:span text:style-name="T29"> method. The </text:span><text:span text:style-name="T13">setupBoard()</text:span><text:span text:style-name="T29"> method could be made the </text:span><text:span text:style-name="T13">Board</text:span><text:span text:style-name="T29"> class constructor taking an integer that represents </text:span><text:span text:style-name="T13">gameSize</text:span><text:span text:style-name="T29">.</text:span></text:p>
      <text:p text:style-name="P17"><text:span text:style-name="T22"/></text:p>
      <text:p text:style-name="P19"><text:span text:style-name="T30">Another flaw is that a lot of the Board class methods and variables are public. Since this program seems to be leaning towards getters &amp; setters on the privacy continuum, I think the public variable should be private, and many of the public methods should be set to private.<text:tab/></text:span></text:p>
      <text:p text:style-name="P19"><text:span text:style-name="T22">All Board methods are public. </text:span><text:span text:style-name="T25">isGameOver method could call allRoomsVisited and then make allRoomsVisited private. board variable should not be public since we have a getBoard method.</text:span></text:p>
      <text:p text:style-name="P20"><text:span text:style-name="T25">I</text:span><text:span text:style-name="T22">f we move setupBoard to the Board class, setCurrentRoom() can be private</text:span></text:p>
      <text:p text:style-name="P14"><text:span text:style-name="T23"/></text:p>
      <text:p text:style-name="P14"><text:span text:style-name="T23"/></text:p>
      <text:p text:style-name="P6"/>
      <text:p text:style-name="P5"><text:span text:style-name="T1">Task 4 – Make the board unique:</text:span></text:p>
      <text:p text:style-name="P6">yeet</text:p>
      <text:p text:style-name="P6"/>
      <text:p text:style-name="P5"><text:span text:style-name="T1">Task 5 – Change Observer pattern implementation:</text:span></text:p>
      <text:p text:style-name="P6">yeet</text:p>
      <text:p text:style-name="P12">Concrete Subject is Character – <text:span text:style-name="T19">Attach = addEnemy / Detatch = removeEnemy / Notify = update()</text:span></text:p>
      <text:p text:style-name="P12">Subject is observable</text:p>
      <text:p text:style-name="P13">Enemy is observer (add is update)</text:p>
      <text:p text:style-name="P6"/>
      <text:p text:style-name="P5"><text:span text:style-name="T1">Task 6 – Recognising patterns:</text:span></text:p>
      <text:p text:style-name="P16">Factory method --&gt; Enemies creating weapons</text:p>
      <text:p text:style-name="P6"/>
      <text:p text:style-name="P5"><text:span text:style-name="T1">Task 7 – Design pattern implementation:</text:span></text:p>
      <text:p text:style-name="P6">y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 svg:font-family="Monosp"/>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5:17:58.713813617</meta:creation-date>
    <dc:date>2019-06-04T18:30:09.186532596</dc:date>
    <meta:editing-duration>PT2H54M5S</meta:editing-duration>
    <meta:editing-cycles>15</meta:editing-cycles>
    <meta:generator>LibreOffice/6.0.7.3$Linux_X86_64 LibreOffice_project/00m0$Build-3</meta:generator>
    <meta:document-statistic meta:table-count="0" meta:image-count="0" meta:object-count="0" meta:page-count="2" meta:paragraph-count="31" meta:word-count="730" meta:character-count="4351" meta:non-whitespace-character-count="3639"/>
  </office:meta>
</office:document-meta>
</file>